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e58" officeooo:paragraph-rsid="00017e58"/>
    </style:style>
    <style:style style:name="P2" style:family="paragraph" style:parent-style-name="Standard">
      <style:text-properties officeooo:rsid="00017e58" officeooo:paragraph-rsid="0003204a"/>
    </style:style>
    <style:style style:name="P3" style:family="paragraph" style:parent-style-name="Standard">
      <style:text-properties officeooo:rsid="0003204a" officeooo:paragraph-rsid="0003204a"/>
    </style:style>
    <style:style style:name="P4" style:family="paragraph" style:parent-style-name="Standard">
      <style:text-properties officeooo:rsid="00017e58" officeooo:paragraph-rsid="0003204a"/>
    </style:style>
    <style:style style:name="P5" style:family="paragraph" style:parent-style-name="Standard">
      <style:text-properties officeooo:rsid="00017e58" officeooo:paragraph-rsid="00017e58"/>
    </style:style>
    <style:style style:name="P6" style:family="paragraph" style:parent-style-name="Standard">
      <style:text-properties fo:font-weight="bold" officeooo:rsid="00017e58" officeooo:paragraph-rsid="00017e58" style:font-weight-asian="bold" style:font-weight-complex="bold"/>
    </style:style>
    <style:style style:name="P7" style:family="paragraph" style:parent-style-name="Standard">
      <style:text-properties fo:font-weight="bold" officeooo:rsid="00067c47" officeooo:paragraph-rsid="00067c47" style:font-weight-asian="bold" style:font-weight-complex="bold"/>
    </style:style>
    <style:style style:name="P8" style:family="paragraph" style:parent-style-name="Standard">
      <style:text-properties fo:font-weight="normal" officeooo:rsid="00067c47" officeooo:paragraph-rsid="00067c47" style:font-weight-asian="normal" style:font-weight-complex="normal"/>
    </style:style>
    <style:style style:name="P9" style:family="paragraph" style:parent-style-name="Standard">
      <style:text-properties fo:font-weight="normal" officeooo:rsid="00017e58" officeooo:paragraph-rsid="0003204a" style:font-weight-asian="normal" style:font-weight-complex="normal"/>
    </style:style>
    <style:style style:name="T1" style:family="text">
      <style:text-properties officeooo:rsid="00017e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204a"/>
    </style:style>
    <style:style style:name="T4" style:family="text">
      <style:text-properties officeooo:rsid="0003ad09"/>
    </style:style>
    <style:style style:name="T5" style:family="text">
      <style:text-properties officeooo:rsid="000515ff"/>
    </style:style>
    <style:style style:name="T6" style:family="text">
      <style:text-properties officeooo:rsid="00061572"/>
    </style:style>
    <style:style style:name="T7" style:family="text">
      <style:text-properties fo:font-weight="normal" officeooo:rsid="00061572" style:font-weight-asian="normal" style:font-weight-complex="normal"/>
    </style:style>
    <style:style style:name="T8" style:family="text">
      <style:text-properties officeooo:rsid="00072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imary Actor: </text:span>Organizer(Which is also a Player).</text:p>
      <text:p text:style-name="P1"/>
      <text:p text:style-name="P6">Stakeholders: <text:span text:style-name="T7">Player – wants to join the organizers table and play. </text:span></text:p>
      <text:p text:style-name="P1"/>
      <text:p text:style-name="P1"><text:span text:style-name="T2">Preconditions:</text:span> The program is started, <text:span text:style-name="T3">create new board in </text:span>online mode chosen. </text:p>
      <text:p text:style-name="P1"><text:span text:style-name="T2">Postconditions:</text:span> The <text:span text:style-name="T4">table </text:span>must end after the winner is declared or all players <text:span text:style-name="T4">except the organizer</text:span> leave<text:span text:style-name="T4">s</text:span> the game<text:span text:style-name="T4">(he might choose to play against only bots ? )</text:span>.</text:p>
      <text:p text:style-name="P1"/>
      <text:p text:style-name="P1"/>
      <text:p text:style-name="P7">Happy path for texas hold'em for online organizer:</text:p>
      <text:p text:style-name="P7"/>
      <text:p text:style-name="P1">1. Organizer initiates an online poker table .</text:p>
      <text:p text:style-name="P2"/>
      <text:p text:style-name="P2"><text:span text:style-name="T3">2</text:span>. Organizer <text:span text:style-name="T4">decides if only players or players and AI can join.</text:span></text:p>
      <text:p text:style-name="P3"/>
      <text:p text:style-name="P3">3. Organizer sets the small and big blind, <text:span text:style-name="T6">and start sum for players.</text:span></text:p>
      <text:p text:style-name="P1"/>
      <text:p text:style-name="P1"><text:span text:style-name="T3">4</text:span>. Organizer invites a group of players to join the game .</text:p>
      <text:p text:style-name="P1"/>
      <text:p text:style-name="P1"><text:span text:style-name="T3">5</text:span>. <text:s/>Organizer , start<text:span text:style-name="T3">s</text:span> the game <text:span text:style-name="T3">with himself also playing</text:span>.</text:p>
      <text:p text:style-name="P1"/>
      <text:p text:style-name="P2">4. <text:s/>Organizer, <text:span text:style-name="T3">starts as the person left of the small blind.</text:span></text:p>
      <text:p text:style-name="P2"/>
      <text:p text:style-name="P3">5. <text:span text:style-name="T1">Organizer, </text:span>revives his 2 first cards, a pair of kings.</text:p>
      <text:p text:style-name="P3"/>
      <text:p text:style-name="P3">6. Organizer checks <text:span text:style-name="T4">the</text:span> big blind.</text:p>
      <text:p text:style-name="P3"/>
      <text:p text:style-name="P3">7. Organizer raises the bet.</text:p>
      <text:p text:style-name="P3"/>
      <text:p text:style-name="P3">8. Organizer wins the round.</text:p>
      <text:p text:style-name="P3"/>
      <text:p text:style-name="P3">9. After the organizer wins, the other players leave the table.</text:p>
      <text:p text:style-name="P3"/>
      <text:p text:style-name="P3">10. The organizer are asked to create new table or join <text:span text:style-name="T5">another</text:span> table.</text:p>
      <text:p text:style-name="P3"/>
      <text:p text:style-name="P3">11. The organizer exits the program.</text:p>
      <text:p text:style-name="P2"/>
      <text:p text:style-name="P7">Derivate of the happy path: A Player leaves the game:</text:p>
      <text:p text:style-name="P8">8a. A player (not the organizer) leaves the game.</text:p>
      <text:p text:style-name="P8">8b. A bot is inserted in his place and the game continues.</text:p>
      <text:p text:style-name="P7"/>
      <text:p text:style-name="P7">Derivate of the happy path: Organizer loses his internet connection:</text:p>
      <text:p text:style-name="P8">8a. The organizer recieves a message from the system that he has no <text:span text:style-name="T8">internet connection</text:span></text:p>
      <text:p text:style-name="P8">8b. The Sysetm waits for 1 minute.</text:p>
      <text:p text:style-name="P8">8c. The organizer did no manage to reconnect so the game is cancelled</text:p>
      <text:p text:style-name="P8"/>
      <text:p text:style-name="P7">Derivate of the happy path: Organizer has no internet connection:</text:p>
      <text:p text:style-name="P8">1a. The program returns a message saying the player have no internet access.</text:p>
      <text:p text:style-name="P8">1b. <text:span text:style-name="T3">The organizer exits the program. </text:span>(11)</text:p>
      <text:p text:style-name="P8"><text:soft-page-break/></text:p>
      <text:p text:style-name="P7">Derivate of the happy path: Player is idle(AFK):</text:p>
      <text:p text:style-name="P8"><text:span text:style-name="T8">6</text:span>a. The System waits <text:span text:style-name="T8">for 1 minute.</text:span></text:p>
      <text:p text:style-name="P8"><text:span text:style-name="T8">6</text:span>b. <text:span text:style-name="T8">The player did not respond, the game decides what the player will do.(What will this be ?)</text:span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6:49:40.616155218</meta:creation-date>
    <dc:date>2016-03-07T17:22:11.099050758</dc:date>
    <meta:editing-duration>PT2H16M4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327" meta:character-count="1855" meta:non-whitespace-character-count="1554"/>
  </office:meta>
</office:document-meta>
</file>